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4914d" officeooo:paragraph-rsid="0024914d"/>
    </style:style>
    <style:style style:name="P6" style:family="paragraph" style:parent-style-name="Subtitle">
      <style:text-properties officeooo:rsid="0024914d" officeooo:paragraph-rsid="0024914d"/>
    </style:style>
    <style:style style:name="P7" style:family="paragraph" style:parent-style-name="Text_20_body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officeooo:paragraph-rsid="003477c4" style:font-name-complex="Times New Roman1"/>
    </style:style>
    <style:style style:name="P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itle" style:master-page-name="Textual_20_elements">
      <style:paragraph-properties style:page-number="1"/>
    </style:style>
    <style:style style:name="P12" style:family="paragraph" style:parent-style-name="Title" style:master-page-name="Textual_20_elements">
      <style:paragraph-properties style:page-number="auto"/>
    </style:style>
    <style:style style:name="P13" style:family="paragraph" style:parent-style-name="Title">
      <style:paragraph-properties fo:break-before="pag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bfec6" officeooo:paragraph-rsid="001c3974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83acd" officeooo:paragraph-rsid="00383acd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20" style:family="paragraph" style:parent-style-name="Text_20_body">
      <style:text-properties officeooo:paragraph-rsid="003a6c3e"/>
    </style:style>
    <style:style style:name="P21" style:family="paragraph" style:parent-style-name="Text_20_body">
      <style:text-properties officeooo:rsid="003ad238" officeooo:paragraph-rsid="003ad238"/>
    </style:style>
    <style:style style:name="P22" style:family="paragraph" style:parent-style-name="Text_20_body" style:list-style-name="L1">
      <style:text-properties officeooo:paragraph-rsid="003ad238"/>
    </style:style>
    <style:style style:name="P23" style:family="paragraph" style:parent-style-name="Text_20_body" style:list-style-name="L1">
      <style:text-properties officeooo:paragraph-rsid="003ad909"/>
    </style:style>
    <style:style style:name="P24" style:family="paragraph" style:parent-style-name="Text_20_body">
      <style:text-properties officeooo:rsid="003c8627" officeooo:paragraph-rsid="003c8627"/>
    </style:style>
    <style:style style:name="P25" style:family="paragraph" style:parent-style-name="Text_20_body">
      <style:text-properties officeooo:rsid="003e2bf4" officeooo:paragraph-rsid="003e2bf4"/>
    </style:style>
    <style:style style:name="P26" style:family="paragraph" style:parent-style-name="Text_20_body" style:master-page-name="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Times New Roman1" officeooo:rsid="00393b6a" officeooo:paragraph-rsid="00393b6a" style:font-name-complex="Times New Roman1"/>
    </style:style>
    <style:style style:name="P27" style:family="paragraph" style:parent-style-name="Text_20_body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officeooo:rsid="00393b6a" officeooo:paragraph-rsid="00393b6a" style:font-name-complex="Times New Roman1"/>
    </style:style>
    <style:style style:name="T1" style:family="text">
      <style:text-properties officeooo:rsid="0020a0df"/>
    </style:style>
    <style:style style:name="T2" style:family="text">
      <style:text-properties officeooo:rsid="002c741e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officeooo:rsid="0039634e"/>
    </style:style>
    <style:style style:name="T5" style:family="text">
      <style:text-properties officeooo:rsid="003a6c3e"/>
    </style:style>
    <style:style style:name="T6" style:family="text">
      <style:text-properties officeooo:rsid="003ad238"/>
    </style:style>
    <style:style style:name="T7" style:family="text">
      <style:text-properties officeooo:rsid="003c8627"/>
    </style:style>
    <style:style style:name="T8" style:family="text">
      <style:text-properties officeooo:rsid="003e2bf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ELIPE RODRIGUES DO PRADO</text:p>
      <text:p text:style-name="P16">JOÃO PAULO NAKAJIMA PEREIRRA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MODULARIZAÇÃO OSGI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UNIVERSIDADE DO VALE DO SAPUCAÍ</text:p>
      <text:p text:style-name="P17">POUSO ALEGRE</text:p>
      <text:p text:style-name="P16">2015</text:p>
      <text:p text:style-name="P19">FELIPE RODRIGUES DO PRADO</text:p>
      <text:p text:style-name="P16">JOÃO PAULO NAKAJIMA PEREIRR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MODULARIZAÇÃO OSGI</text:p>
      <text:p text:style-name="P4"/>
      <text:p text:style-name="P4"/>
      <text:p text:style-name="P4"/>
      <text:p text:style-name="P26">Pré-projeto de desenvolvimento apresentado à disciplina de TCC 1 do curso de Sistemas de Informação com requisito parcial para obtenção de créditos.</text:p>
      <text:p text:style-name="P27"/>
      <text:p text:style-name="P7"/>
      <text:p text:style-name="P4"/>
      <text:p text:style-name="P4"/>
      <text:p text:style-name="P4"/>
      <text:p text:style-name="P4"/>
      <text:p text:style-name="P17">UNIVERSIDADE DO VALE DO SAPUCAÍ</text:p>
      <text:p text:style-name="P17">POUSO ALEGRE</text:p>
      <text:p text:style-name="P18"><text:span text:style-name="T3">2015</text:span>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umário</text:p>
          </text:index-title>
          <text:p text:style-name="P9"><text:a xlink:type="simple" xlink:href="#__RefHeading__2065_2051713974" text:style-name="Index_20_Link" text:visited-style-name="Index_20_Link">1 Introdução<text:tab/>1</text:a></text:p>
          <text:p text:style-name="P9"><text:a xlink:type="simple" xlink:href="#__RefHeading__2067_2051713974" text:style-name="Index_20_Link" text:visited-style-name="Index_20_Link">2 objetivos<text:tab/>2</text:a></text:p>
          <text:p text:style-name="P8"><text:a xlink:type="simple" xlink:href="#__RefHeading__2200_2051713974" text:style-name="Index_20_Link" text:visited-style-name="Index_20_Link">2.1 Objetivo geral<text:tab/>2</text:a></text:p>
          <text:p text:style-name="P8"><text:a xlink:type="simple" xlink:href="#__RefHeading__2202_2051713974" text:style-name="Index_20_Link" text:visited-style-name="Index_20_Link">2.2 Objetivo específico<text:tab/>2</text:a></text:p>
          <text:p text:style-name="P9"><text:a xlink:type="simple" xlink:href="#__RefHeading__2182_2051713974" text:style-name="Index_20_Link" text:visited-style-name="Index_20_Link">3 justificativa<text:tab/>3</text:a></text:p>
          <text:p text:style-name="P9"><text:a xlink:type="simple" xlink:href="#__RefHeading__2216_2051713974" text:style-name="Index_20_Link" text:visited-style-name="Index_20_Link">4 Quadro teórico<text:tab/>4</text:a></text:p>
          <text:p text:style-name="P9"><text:a xlink:type="simple" xlink:href="#__RefHeading__1711_1247547198" text:style-name="Index_20_Link" text:visited-style-name="Index_20_Link">5 quadro metodológico<text:tab/>5</text:a></text:p>
        </text:index-body>
      </text:table-of-content>
      <text:p text:style-name="P3"/>
      <text:list xml:id="list6084698641706849635" text:style-name="Numbering_20_2">
        <text:list-item>
          <text:h text:style-name="P11" text:outline-level="1"><text:bookmark-start text:name="__RefHeading__2065_2051713974"/><text:s/><text:span text:style-name="T1">Introdução</text:span><text:bookmark-end text:name="__RefHeading__2065_2051713974"/></text:h>
        </text:list-item>
      </text:list>
      <text:p text:style-name="P2"/>
      <text:p text:style-name="P2"/>
      <text:p text:style-name="P2"/>
      <text:p text:style-name="P20">O desenvolvimento de um software n<text:span text:style-name="T4">ã</text:span>o envolve apenas <text:span text:style-name="T4">ló</text:span>gica de program<text:span text:style-name="T4">ação</text:span>, linhas de c<text:span text:style-name="T4">ó</text:span>digos e design, <text:span text:style-name="T4">além</text:span> disso, para se desenvolver um software, temos que nos preocupar com planejamento, engenharia, metodologia e qual tecnologia ser<text:span text:style-name="T4">á</text:span> utilizada. Esses e outros fatores, <text:span text:style-name="T4">estão</text:span> ligados ao desenvolvimento de um software, que a<text:span text:style-name="T4">penas</text:span> iniciado, <text:span text:style-name="T5">passará</text:span> por mudan<text:span text:style-name="T4">ç</text:span>as no desenvolvimento e se conclu<text:span text:style-name="T4">í</text:span>do poder<text:span text:style-name="T4">á</text:span> sofrer atualiza<text:span text:style-name="T4">çõ</text:span>es implementadas novas funcionalidades. Dessa maneira, saber qual tecnologia utilizar e como planejar, <text:span text:style-name="T4">é</text:span> fundamental para que o software torne-se flex<text:span text:style-name="T4">ível</text:span> <text:span text:style-name="T5">a</text:span> essas mudan<text:span text:style-name="T4">ç</text:span>as. Pensando dessa maneira, temos como solu<text:span text:style-name="T5">çã</text:span>o, a especifica<text:span text:style-name="T5">çã</text:span>o OSGi, que vem da express<text:span text:style-name="T5">ã</text:span>o Open Services Gateway Initiative, constru<text:span text:style-name="T5">í</text:span>d<text:span text:style-name="T5">a</text:span> pela <text:span text:style-name="T5">tecnologia</text:span> Java.</text:p>
      <text:p text:style-name="Text_20_body">O OSGi possibilita o desenvolvimento de software em m<text:span text:style-name="T6">ó</text:span>dulos, <text:span text:style-name="T6">disponibilizando </text:span>gerenciamento d<text:span text:style-name="T6">e tais</text:span> m<text:span text:style-name="T6">ó</text:span>dulos e maio<text:span text:style-name="T6">r</text:span> facilidades na manuten<text:span text:style-name="T6">çã</text:span>o e expans<text:span text:style-name="T6">ã</text:span>o do <text:span text:style-name="T6">software</text:span>. </text:p>
      <text:p text:style-name="Text_20_body">Um software modularizado n<text:span text:style-name="T6">ã</text:span>o <text:span text:style-name="T6">é</text:span> apenas separar o software em partes, mas sim atender <text:span text:style-name="T6">ao</text:span> conceito de m<text:span text:style-name="T6">ó</text:span>dulo, <text:span text:style-name="T6">ou seja, um módulo deve</text:span> ser, insta<text:span text:style-name="T6">lá</text:span>vel, gerenci<text:span text:style-name="T6">á</text:span>vel (parar, reiniciar <text:span text:style-name="T6">e ser</text:span> desinsta<text:span text:style-name="T6">lado</text:span> sem derrubar a <text:span text:style-name="T6">aplicação</text:span>), reutiliz<text:span text:style-name="T6">á</text:span>vel (utilizar em outros sistemas), combin<text:span text:style-name="T6">áv</text:span>el (combinar com outros m<text:span text:style-name="T6">ó</text:span>dulos), n<text:span text:style-name="T6">ã</text:span>o guardar estado e oferecer uma interface clara.</text:p>
      <text:list xml:id="list163038729180021" text:continue-numbering="true" text:style-name="Numbering_20_2">
        <text:list-item>
          <text:h text:style-name="P12" text:outline-level="1"><text:bookmark-start text:name="__RefHeading__2067_2051713974"/><text:s/><text:span text:style-name="T6">objetivos</text:span><text:bookmark-end text:name="__RefHeading__2067_2051713974"/></text:h>
        </text:list-item>
      </text:list>
      <text:p text:style-name="P2"/>
      <text:p text:style-name="P2"/>
      <text:p text:style-name="P2"/>
      <text:h text:style-name="P6" text:outline-level="2"><text:bookmark-start text:name="__RefHeading__2200_2051713974"/>2.1 <text:span text:style-name="T6">Objetivo geral</text:span><text:bookmark-end text:name="__RefHeading__2200_2051713974"/></text:h>
      <text:p text:style-name="P5"/>
      <text:p text:style-name="P5"/>
      <text:p text:style-name="P21">Desenvolver um software modularizado usando a especificação OSGi da plataforma Java e demonstrá-la através da implementação Equinox.</text:p>
      <text:p text:style-name="P5"/>
      <text:p text:style-name="P5"/>
      <text:h text:style-name="P6" text:outline-level="2"><text:bookmark-start text:name="__RefHeading__2202_2051713974"/>2.2 <text:span text:style-name="T6">Objetivo específico</text:span><text:bookmark-end text:name="__RefHeading__2202_2051713974"/></text:h>
      <text:p text:style-name="P5"/>
      <text:p text:style-name="P5"/>
      <text:p text:style-name="P21">Os nossos objetivos específicos têm como base:</text:p>
      <text:list xml:id="list3132861720368564915" text:style-name="L1">
        <text:list-item>
          <text:p text:style-name="P22"><text:span text:style-name="T6">Demonstrar o funcionamento da modularização usando a especificação OSGi.</text:span></text:p>
        </text:list-item>
        <text:list-item>
          <text:p text:style-name="P22"><text:span text:style-name="T6">Desenvolver um software separados em módulos, possibilitando uma melhor separação e organização.</text:span></text:p>
        </text:list-item>
        <text:list-item>
          <text:p text:style-name="P23"><text:span text:style-name="T6">Resolver o problema de parar todo o sistema que está em funcionamento em uma empresa para alguma manutenção, trazendo a solução de parar somente o módulo específico que será realizado a manutenção, permanecendo o restante do sistema em funcionamento.</text:span></text:p>
        </text:list-item>
        <text:list-item>
          <text:p text:style-name="P23"><text:span text:style-name="T6">Disponibilizar uma interface definida para que a empresa que implante o sistema possa criar módulos personalizados caso tenha a necessidade ou interesse.</text:span></text:p>
        </text:list-item>
      </text:list>
      <text:list xml:id="list163038747160996" text:continue-list="list163038729180021" text:style-name="Numbering_20_2">
        <text:list-item>
          <text:h text:style-name="P12" text:outline-level="1"><text:bookmark-start text:name="__RefHeading__2182_2051713974"/><text:s/><text:span text:style-name="T7">justificativa</text:span><text:bookmark-end text:name="__RefHeading__2182_2051713974"/></text:h>
        </text:list-item>
      </text:list>
      <text:p text:style-name="P2"/>
      <text:p text:style-name="P2"/>
      <text:p text:style-name="P2"/>
      <text:p text:style-name="P24">Como justificativa temos a experiência profissional de ter trabalhado com um software não modularizado, percebendo os problemas e dificuldades de manutenção e implementação de novas funcionalidades no sistema de maneira mais organizada.</text:p>
      <text:p text:style-name="P24">Como relevância acadêmica podemos destacar o aprendizado e utilização de uma tecnologia que não foi lecionada na faculdade, o OSGi. Na Área profissional a modularização está se tornando um padrão de desenvolvimento de softwares em Java que facilita a expansão e manutenção do software.</text:p>
      <text:list xml:id="list163038750160228" text:continue-numbering="true" text:style-name="Numbering_20_2">
        <text:list-item>
          <text:h text:style-name="P12" text:outline-level="1"><text:bookmark-start text:name="__RefHeading__2216_2051713974"/><text:s/><text:span text:style-name="T8">Quadro teórico</text:span><text:bookmark-end text:name="__RefHeading__2216_2051713974"/></text:h>
        </text:list-item>
      </text:list>
      <text:p text:style-name="P2"/>
      <text:p text:style-name="P2"/>
      <text:p text:style-name="P2"/>
      <text:p text:style-name="Text_20_body"><text:span text:style-name="T2">[Corpo do texto]</text:span></text:p>
      <text:list xml:id="list163038752164462" text:continue-numbering="true" text:style-name="Numbering_20_2">
        <text:list-item>
          <text:h text:style-name="P13" text:outline-level="1"><text:bookmark-start text:name="__RefHeading__1711_1247547198"/><text:s/><text:span text:style-name="T8">quadro metodológico</text:span><text:bookmark-end text:name="__RefHeading__1711_1247547198"/></text:h>
        </text:list-item>
      </text:list>
      <text:p text:style-name="P2"/>
      <text:p text:style-name="P2"/>
      <text:p text:style-name="P2"/>
      <text:p text:style-name="P25">[Corpo do text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.997cm" fo:margin-bottom="2cm" fo:margin-left="2.997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5:50:04.110000000</meta:creation-date>
    <meta:editing-duration>PT38M46S</meta:editing-duration>
    <meta:editing-cycles>10</meta:editing-cycles>
    <meta:generator>LibreOffice/4.3.5.2$Windows_x86 LibreOffice_project/3a87456aaa6a95c63eea1c1b3201acedf0751bd5</meta:generator>
    <dc:date>2015-01-27T16:30:38.415000000</dc:date>
    <meta:document-statistic meta:table-count="0" meta:image-count="0" meta:object-count="0" meta:page-count="9" meta:paragraph-count="42" meta:word-count="476" meta:character-count="3217" meta:non-whitespace-character-count="2786"/>
  </office:meta>
</office:document-meta>
</file>